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5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114.3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1.04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wrap-option="wrap" fo:border="0.74pt soli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10" table:default-cell-style-name="ce5"/>
        <table:table-column table:style-name="co6" table:number-columns-repeated="1009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dd/mm/yyyy</text:p>
          </table:table-cell>
          <table:table-cell table:style-name="ce1" table:number-columns-repeated="10"/>
          <table:table-cell table:style-name="Default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lease date</text:p>
          </table:table-cell>
          <table:table-cell table:style-name="ce3" office:value-type="string" calcext:value-type="string">
            <text:p>Notes added to the message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ry7_5.png</text:p>
          </table:table-cell>
          <table:table-cell office:value-type="date" office:date-value="2020-06-05" calcext:value-type="date">
            <text:p>05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ystery_Letter.png</text:p>
          </table:table-cell>
          <table:table-cell office:value-type="date" office:date-value="2020-06-06" calcext:value-type="date">
            <text:p>06.06.2020</text:p>
          </table:table-cell>
          <table:table-cell office:value-type="string" calcext:value-type="string">
            <text:p>A mysterious letter found in a drawer. Seems somewhat old and worn. Even a little water damaged.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ary6_5.png</text:p>
          </table:table-cell>
          <table:table-cell office:value-type="date" office:date-value="2020-06-07" calcext:value-type="date">
            <text:p>07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ary1.png</text:p>
          </table:table-cell>
          <table:table-cell table:style-name="ce12" office:value-type="date" office:date-value="2020-06-07" calcext:value-type="date">
            <text:p>07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ary2.png</text:p>
          </table:table-cell>
          <table:table-cell table:style-name="ce12" office:value-type="date" office:date-value="2020-06-07" calcext:value-type="date">
            <text:p>07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ary3.png</text:p>
          </table:table-cell>
          <table:table-cell table:style-name="ce12" office:value-type="date" office:date-value="2020-06-07" calcext:value-type="date">
            <text:p>07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iary4.png</text:p>
          </table:table-cell>
          <table:table-cell table:style-name="ce12" office:value-type="date" office:date-value="2020-06-07" calcext:value-type="date">
            <text:p>07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iary5.png</text:p>
          </table:table-cell>
          <table:table-cell table:style-name="ce12" office:value-type="date" office:date-value="2020-06-07" calcext:value-type="date">
            <text:p>07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iary6.png</text:p>
          </table:table-cell>
          <table:table-cell table:style-name="ce12" office:value-type="date" office:date-value="2020-06-07" calcext:value-type="date">
            <text:p>07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ary7.png</text:p>
          </table:table-cell>
          <table:table-cell table:style-name="ce12" office:value-type="date" office:date-value="2020-06-07" calcext:value-type="date">
            <text:p>07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dori_Diary_1.png</text:p>
          </table:table-cell>
          <table:table-cell table:style-name="ce12" office:value-type="date" office:date-value="2020-06-07" calcext:value-type="date">
            <text:p>07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edding_Invitation.png</text:p>
          </table:table-cell>
          <table:table-cell table:style-name="ce12" office:value-type="date" office:date-value="2020-06-07" calcext:value-type="date">
            <text:p>07.06.2020</text:p>
          </table:table-cell>
          <table:table-cell office:value-type="string" calcext:value-type="string">
            <text:p>A wedding invitation found together with the note in the bottom of the drawer. (Bearbeitet)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iary8.png</text:p>
          </table:table-cell>
          <table:table-cell table:style-name="ce12" office:value-type="date" office:date-value="2020-06-07" calcext:value-type="date">
            <text:p>07.06.20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lexaLetter1.png</text:p>
          </table:table-cell>
          <table:table-cell table:style-name="ce12" office:value-type="date" office:date-value="2020-06-08" calcext:value-type="date">
            <text:p>08.06.2020</text:p>
          </table:table-cell>
          <table:table-cell office:value-type="string" calcext:value-type="string">
            <text:p>A letter that Alexa received late February 2019.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bileMessages1.png</text:p>
          </table:table-cell>
          <table:table-cell table:style-name="ce12" office:value-type="date" office:date-value="2020-06-10" calcext:value-type="date">
            <text:p>10.06.2020</text:p>
          </table:table-cell>
          <table:table-cell office:value-type="string" calcext:value-type="string">
            <text:p>A snapshot from a conversation between Tsuki and Alexa.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iary9.png</text:p>
          </table:table-cell>
          <table:table-cell office:value-type="date" office:date-value="2020-06-15" calcext:value-type="date">
            <text:p>15.06.20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idori_Sit.png</text:p>
          </table:table-cell>
          <table:table-cell office:value-type="date" office:date-value="2020-06-18" calcext:value-type="date">
            <text:p>18.06.2020</text:p>
          </table:table-cell>
          <table:table-cell office:value-type="string" calcext:value-type="string">
            <text:p>Not exactly a lore page. But fits anyhow. Midori at his pc.</text:p>
            <text:p><text:span text:style-name="T1">(Made by the bean @PsychoDeezNutz) </text:span>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kmb_full_22768004.jpg</text:p>
          </table:table-cell>
          <table:table-cell office:value-type="date" office:date-value="2020-06-22" calcext:value-type="date">
            <text:p>22.06.2020</text:p>
          </table:table-cell>
          <table:table-cell office:value-type="string" calcext:value-type="string">
            <text:p>Another one!</text:p>
            <text:p>(Its more of a reference picture than an actual family photo/lore page)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idori_SketchBook_Eli_Birthday_v2.png</text:p>
          </table:table-cell>
          <table:table-cell office:value-type="date" office:date-value="2020-06-27" calcext:value-type="date">
            <text:p>27.06.2020</text:p>
          </table:table-cell>
          <table:table-cell office:value-type="string" calcext:value-type="string">
            <text:p>Midori's Sketchbook. Page: Eli Birthday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idori_SketchBook_The_Roomates_But_Mostly_Me_Aperantly.png</text:p>
          </table:table-cell>
          <table:table-cell office:value-type="date" office:date-value="2020-06-28" calcext:value-type="date">
            <text:p>28.06.2020</text:p>
          </table:table-cell>
          <table:table-cell office:value-type="string" calcext:value-type="string">
            <text:p>Midori's Sketchbook: Page Roommates But Mostly Me Apparently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iary10.png</text:p>
          </table:table-cell>
          <table:table-cell office:value-type="date" office:date-value="2020-07-13" calcext:value-type="date">
            <text:p>13.07.2020</text:p>
          </table:table-cell>
          <table:table-cell table:number-columns-repeated="1020"/>
        </table:table-row>
        <table:table-row table:style-name="ro6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iary11.png</text:p>
          </table:table-cell>
          <table:table-cell office:value-type="date" office:date-value="2020-07-14" calcext:value-type="date">
            <text:p>14.07.2020</text:p>
          </table:table-cell>
          <table:table-cell office:value-type="string" calcext:value-type="string">
            <text:p>Here's a bonus for the lack of pages as of late. Playing catch up with all my projects atm. :totLove: Page 11 from Tsuki's Diary.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iary12.png</text:p>
          </table:table-cell>
          <table:table-cell office:value-type="date" office:date-value="2020-08-08" calcext:value-type="date">
            <text:p>08.08.2020</text:p>
          </table:table-cell>
          <table:table-cell office:value-type="string" calcext:value-type="string">
            <text:p>NEW PAGE. :slap: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kmb_full_23057279.jpg</text:p>
          </table:table-cell>
          <table:table-cell office:value-type="date" office:date-value="2020-08-23" calcext:value-type="date">
            <text:p>23.08.2020</text:p>
          </table:table-cell>
          <table:table-cell office:value-type="string" calcext:value-type="string">
            <text:p>Official Alexa design. As with any character, design may change as the story progress. :totLove: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ompaloompaticktockupdownxrbydaerabbitholedotexe.png</text:p>
          </table:table-cell>
          <table:table-cell office:value-type="date" office:date-value="2021-02-28" calcext:value-type="date">
            <text:p>28.02.2021</text:p>
          </table:table-cell>
          <table:table-cell table:number-columns-repeated="1020"/>
        </table:table-row>
        <table:table-row table:style-name="ro6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332.png</text:p>
          </table:table-cell>
          <table:table-cell office:value-type="date" office:date-value="2021-03-06" calcext:value-type="date">
            <text:p>06.03.2021</text:p>
          </table:table-cell>
          <table:table-cell table:number-columns-repeated="1020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Young_Midori.png</text:p>
          </table:table-cell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random thing i drew: more refine close shot look of young Midori.</text:p>
          </table:table-cell>
          <table:table-cell table:style-name="Default" table:number-columns-repeated="10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 style:data-style-name="N2" text:time-value="20:10:09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1-11-10T20:32:52.859000000</dc:date>
    <meta:editing-duration>PT6M25S</meta:editing-duration>
    <meta:editing-cycles>2</meta:editing-cycles>
    <meta:document-statistic meta:table-count="1" meta:cell-count="98" meta:object-count="0"/>
  </office:meta>
</office:document-meta>
</file>